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171b0a"/>
    </style:style>
    <style:style style:name="P2" style:family="paragraph" style:parent-style-name="Text_20_body">
      <style:text-properties officeooo:paragraph-rsid="001750d1"/>
    </style:style>
    <style:style style:name="P3" style:family="paragraph" style:parent-style-name="Figure">
      <style:paragraph-properties fo:text-align="center" style:justify-single-word="false"/>
    </style:style>
    <style:style style:name="P4" style:family="paragraph" style:parent-style-name="Text_20_body">
      <style:text-properties officeooo:paragraph-rsid="001e84c0"/>
    </style:style>
    <style:style style:name="P5" style:family="paragraph" style:parent-style-name="Text_20_body">
      <style:text-properties officeooo:rsid="001f8eae" officeooo:paragraph-rsid="001f8eae"/>
    </style:style>
    <style:style style:name="P6" style:family="paragraph" style:parent-style-name="Text_20_body">
      <style:text-properties officeooo:rsid="0022e74e" officeooo:paragraph-rsid="0022e74e"/>
    </style:style>
    <style:style style:name="P7" style:family="paragraph" style:parent-style-name="Text_20_body">
      <style:text-properties officeooo:rsid="001e84c0" officeooo:paragraph-rsid="001e84c0"/>
    </style:style>
    <style:style style:name="P8" style:family="paragraph" style:parent-style-name="Text_20_body">
      <style:text-properties officeooo:rsid="00171b0a" officeooo:paragraph-rsid="00171b0a"/>
    </style:style>
    <style:style style:name="P9" style:family="paragraph" style:parent-style-name="Text_20_body">
      <style:text-properties officeooo:paragraph-rsid="0029734c"/>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Text_20_body">
      <style:text-properties officeooo:paragraph-rsid="0020ad36"/>
    </style:style>
    <style:style style:name="P14" style:family="paragraph" style:parent-style-name="Text_20_body">
      <style:text-properties officeooo:rsid="002e7308" officeooo:paragraph-rsid="002e7308"/>
    </style:style>
    <style:style style:name="P15" style:family="paragraph" style:parent-style-name="Text_20_body">
      <style:text-properties officeooo:rsid="002fa58f" officeooo:paragraph-rsid="002fa58f"/>
    </style:style>
    <style:style style:name="P16" style:family="paragraph" style:parent-style-name="Text_20_body">
      <style:text-properties officeooo:rsid="002fa58f" officeooo:paragraph-rsid="002fa8d0"/>
    </style:style>
    <style:style style:name="P17" style:family="paragraph" style:parent-style-name="Text_20_body">
      <style:text-properties officeooo:rsid="00384f1b" officeooo:paragraph-rsid="00384f1b"/>
    </style:style>
    <style:style style:name="P18" style:family="paragraph" style:parent-style-name="Text_20_body">
      <style:text-properties officeooo:rsid="00384f1b" officeooo:paragraph-rsid="003b2a82"/>
    </style:style>
    <style:style style:name="P19" style:family="paragraph" style:parent-style-name="Text_20_body">
      <style:text-properties officeooo:rsid="003b2a82" officeooo:paragraph-rsid="003b2a82"/>
    </style:style>
    <style:style style:name="P20" style:family="paragraph" style:parent-style-name="Text_20_body">
      <style:text-properties officeooo:paragraph-rsid="003dce69"/>
    </style:style>
    <style:style style:name="P21" style:family="paragraph" style:parent-style-name="Text_20_body">
      <style:text-properties officeooo:paragraph-rsid="003b2a82"/>
    </style:style>
    <style:style style:name="P22" style:family="paragraph" style:parent-style-name="Text_20_body">
      <style:text-properties officeooo:rsid="0044cfcb" officeooo:paragraph-rsid="0044cfcb"/>
    </style:style>
    <style:style style:name="P23" style:family="paragraph" style:parent-style-name="Text_20_body">
      <style:text-properties officeooo:paragraph-rsid="0044cfcb"/>
    </style:style>
    <style:style style:name="P24" style:family="paragraph" style:parent-style-name="Text_20_body">
      <style:text-properties officeooo:rsid="0036a6e9" officeooo:paragraph-rsid="004898a9"/>
    </style:style>
    <style:style style:name="P25" style:family="paragraph" style:parent-style-name="Text_20_body">
      <style:text-properties fo:font-weight="normal" officeooo:rsid="0044cfcb" officeooo:paragraph-rsid="0044cfcb" style:font-weight-asian="normal" style:font-weight-complex="normal"/>
    </style:style>
    <style:style style:name="P26" style:family="paragraph" style:parent-style-name="Figure">
      <style:paragraph-properties fo:text-align="center" style:justify-single-word="false"/>
    </style:style>
    <style:style style:name="P27" style:family="paragraph" style:parent-style-name="Heading_20_1">
      <style:paragraph-properties fo:break-before="page"/>
    </style:style>
    <style:style style:name="P28" style:family="paragraph" style:parent-style-name="Heading_20_1">
      <style:text-properties officeooo:rsid="00171b0a" officeooo:paragraph-rsid="00171b0a"/>
    </style:style>
    <style:style style:name="P29" style:family="paragraph" style:parent-style-name="Heading_20_1">
      <style:paragraph-properties fo:break-before="page"/>
      <style:text-properties officeooo:rsid="00171b0a" officeooo:paragraph-rsid="00171b0a"/>
    </style:style>
    <style:style style:name="P30" style:family="paragraph" style:parent-style-name="Heading_20_1" style:list-style-name="">
      <style:text-properties officeooo:rsid="00171b0a" officeooo:paragraph-rsid="00171b0a"/>
    </style:style>
    <style:style style:name="P31" style:family="paragraph" style:parent-style-name="Heading_20_1" style:list-style-name="">
      <style:text-properties officeooo:rsid="001750d1" officeooo:paragraph-rsid="001750d1"/>
    </style:style>
    <style:style style:name="P32" style:family="paragraph" style:parent-style-name="Heading_20_1">
      <style:paragraph-properties fo:break-before="page"/>
      <style:text-properties officeooo:rsid="001750d1" officeooo:paragraph-rsid="001750d1"/>
    </style:style>
    <style:style style:name="P33" style:family="paragraph" style:parent-style-name="Heading_20_2">
      <style:text-properties officeooo:rsid="0020ad36" officeooo:paragraph-rsid="00171b0a"/>
    </style:style>
    <style:style style:name="P34" style:family="paragraph" style:parent-style-name="Heading_20_2">
      <style:text-properties officeooo:rsid="0020ad36" officeooo:paragraph-rsid="0020ad36"/>
    </style:style>
    <style:style style:name="P35" style:family="paragraph" style:parent-style-name="Heading_20_2" style:master-page-name="Standard">
      <style:paragraph-properties style:page-number="auto"/>
      <style:text-properties officeooo:rsid="00171b0a" officeooo:paragraph-rsid="00171b0a"/>
    </style:style>
    <style:style style:name="P36" style:family="paragraph" style:parent-style-name="Text_20_body" style:master-page-name="Landscape">
      <style:paragraph-properties style:page-number="auto"/>
      <style:text-properties fo:font-style="normal" style:text-underline-style="none" fo:font-weight="normal" officeooo:rsid="002fa58f" officeooo:paragraph-rsid="002fa8d0" style:font-style-asian="normal" style:font-weight-asian="normal" style:font-style-complex="normal" style:font-weight-complex="normal"/>
    </style:style>
    <style:style style:name="P37" style:family="paragraph" style:parent-style-name="Text_20_body">
      <style:text-properties officeooo:rsid="004cc00a" officeooo:paragraph-rsid="004cc00a"/>
    </style:style>
    <style:style style:name="P38" style:family="paragraph" style:parent-style-name="Text_20_body">
      <style:text-properties officeooo:rsid="00384f1b" officeooo:paragraph-rsid="00384f1b"/>
    </style:style>
    <style:style style:name="P39" style:family="paragraph" style:parent-style-name="Text_20_body">
      <style:text-properties officeooo:rsid="004e271e" officeooo:paragraph-rsid="004e271e"/>
    </style:style>
    <style:style style:name="P40"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1" style:family="paragraph">
      <loext:graphic-properties draw:fill="solid" draw:fill-color="#b2b2b2"/>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2" style:family="paragraph">
      <loext:graphic-properties draw:fill="solid" draw:fill-color="#729fcf"/>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42cm" fo:margin-bottom="0.349cm" fo:line-height="100%" fo:text-align="start"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4" style:family="paragraph">
      <loext:graphic-properties draw:fill="solid" draw:fill-color="#729fcf"/>
      <style:paragraph-properties fo:margin-left="0cm" fo:margin-right="0cm" fo:margin-top="0.42cm" fo:margin-bottom="0.349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45" style:family="paragraph">
      <style:paragraph-properties fo:margin-left="0cm" fo:margin-right="0cm" fo:margin-top="0.402cm" fo:margin-bottom="0.402cm" fo:line-height="100%" fo:text-align="start"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729fcf"/>
      <style:paragraph-properties fo:margin-left="0cm" fo:margin-right="0cm" fo:margin-top="0.402cm" fo:margin-bottom="0.402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align="start" fo:text-indent="0cm"/>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729fcf"/>
      <style:paragraph-properties fo:margin-left="0cm" fo:margin-right="0cm" fo:margin-top="0cm" fo:margin-bottom="0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text-properties fo:font-size="14pt" style:font-size-asian="14pt" style:font-size-complex="14pt"/>
    </style:style>
    <style:style style:name="P5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1" style:font-size-complex="14pt" style:font-style-complex="normal" style:font-weight-complex="normal" style:text-emphasize="none" style:font-relief="none" style:text-overline-style="none" style:text-overline-color="font-color"/>
    </style:style>
    <style:style style:name="P52" style:family="paragraph">
      <loext:graphic-properties draw:fill="solid" draw:fill-color="#b4c7dc"/>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53" style:family="paragraph">
      <style:paragraph-properties fo:margin-left="0cm" fo:margin-right="0cm" fo:margin-top="0.12cm" fo:margin-bottom="0.049cm" fo:line-height="100%" fo:text-align="start" fo:text-indent="0cm"/>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P54" style:family="paragraph">
      <loext:graphic-properties draw:fill="solid" draw:fill-color="#dddddd"/>
      <style:paragraph-properties fo:margin-left="0cm" fo:margin-right="0cm" fo:margin-top="0.12cm" fo:margin-bottom="0.049cm" fo:line-height="100%" fo:text-align="start" fo:text-indent="0cm" style:writing-mode="lr-tb"/>
      <style:text-properties fo:font-variant="normal" fo:text-transform="none" fo:color="#000000" loext:opacity="100%"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 style:family="text">
      <style:text-properties officeooo:rsid="001b6dc8"/>
    </style:style>
    <style:style style:name="T2" style:family="text">
      <style:text-properties officeooo:rsid="001e84c0"/>
    </style:style>
    <style:style style:name="T3" style:family="text">
      <style:text-properties officeooo:rsid="001f8eae"/>
    </style:style>
    <style:style style:name="T4" style:family="text">
      <style:text-properties officeooo:rsid="0020ad36"/>
    </style:style>
    <style:style style:name="T5" style:family="text">
      <style:text-properties officeooo:rsid="002234da"/>
    </style:style>
    <style:style style:name="T6" style:family="text">
      <style:text-properties officeooo:rsid="0022e74e"/>
    </style:style>
    <style:style style:name="T7" style:family="text">
      <style:text-properties officeooo:rsid="0024954f"/>
    </style:style>
    <style:style style:name="T8" style:family="text">
      <style:text-properties officeooo:rsid="002829d3"/>
    </style:style>
    <style:style style:name="T9" style:family="text">
      <style:text-properties officeooo:rsid="00171b0a"/>
    </style:style>
    <style:style style:name="T10" style:family="text">
      <style:text-properties officeooo:rsid="0029734c"/>
    </style:style>
    <style:style style:name="T11" style:family="text">
      <style:text-properties officeooo:rsid="002e7308"/>
    </style:style>
    <style:style style:name="T12" style:family="text">
      <style:text-properties fo:font-weight="bold" style:font-weight-asian="bold" style:font-weight-complex="bold"/>
    </style:style>
    <style:style style:name="T13" style:family="text">
      <style:text-properties fo:font-weight="bold" officeooo:rsid="002e7308" style:font-weight-asian="bold" style:font-weight-complex="bold"/>
    </style:style>
    <style:style style:name="T14" style:family="text">
      <style:text-properties fo:font-weight="bold" officeooo:rsid="003cffc7" style:font-weight-asian="bold" style:font-weight-complex="bold"/>
    </style:style>
    <style:style style:name="T15" style:family="text">
      <style:text-properties fo:font-style="normal" style:text-underline-style="none" officeooo:rsid="002fa58f" style:font-style-asian="normal" style:font-style-complex="normal"/>
    </style:style>
    <style:style style:name="T16" style:family="text">
      <style:text-properties fo:font-style="normal" style:text-underline-style="none" fo:font-weight="bold" style:font-style-asian="normal" style:font-weight-asian="bold" style:font-style-complex="normal" style:font-weight-complex="bold"/>
    </style:style>
    <style:style style:name="T17" style:family="text">
      <style:text-properties fo:font-style="normal" style:text-underline-style="none" fo:font-weight="bold" officeooo:rsid="002fa58f"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2fa58f" style:font-style-asian="normal" style:font-weight-asian="normal" style:font-style-complex="normal" style:font-weight-complex="normal"/>
    </style:style>
    <style:style style:name="T20" style:family="text">
      <style:text-properties fo:font-style="normal" style:text-underline-style="none" fo:font-weight="normal" officeooo:rsid="0030f546" style:font-style-asian="normal" style:font-weight-asian="normal" style:font-style-complex="normal" style:font-weight-complex="normal"/>
    </style:style>
    <style:style style:name="T21" style:family="text">
      <style:text-properties officeooo:rsid="002fa58f"/>
    </style:style>
    <style:style style:name="T22" style:family="text">
      <style:text-properties officeooo:rsid="00384f1b"/>
    </style:style>
    <style:style style:name="T23" style:family="text">
      <style:text-properties officeooo:rsid="003b2a82"/>
    </style:style>
    <style:style style:name="T24" style:family="text">
      <style:text-properties fo:font-weight="normal" officeooo:rsid="003cffc7" style:font-weight-asian="normal" style:font-weight-complex="normal"/>
    </style:style>
    <style:style style:name="T25" style:family="text">
      <style:text-properties fo:font-weight="normal" officeooo:rsid="0044cfcb" style:font-weight-asian="normal" style:font-weight-complex="normal"/>
    </style:style>
    <style:style style:name="T26" style:family="text">
      <style:text-properties fo:font-weight="normal" officeooo:rsid="003b2a82" style:font-weight-asian="normal" style:font-weight-complex="normal"/>
    </style:style>
    <style:style style:name="T27" style:family="text">
      <style:text-properties officeooo:rsid="003dce69"/>
    </style:style>
    <style:style style:name="T28" style:family="text">
      <style:text-properties officeooo:rsid="003eb360"/>
    </style:style>
    <style:style style:name="T29" style:family="text">
      <style:text-properties officeooo:rsid="00409007"/>
    </style:style>
    <style:style style:name="T30" style:family="text">
      <style:text-properties officeooo:rsid="00411f93"/>
    </style:style>
    <style:style style:name="T31" style:family="text">
      <style:text-properties officeooo:rsid="0036a6e9"/>
    </style:style>
    <style:style style:name="T32" style:family="text">
      <style:text-properties officeooo:rsid="004684e7"/>
    </style:style>
    <style:style style:name="T33" style:family="text">
      <style:text-properties officeooo:rsid="004898a9"/>
    </style:style>
    <style:style style:name="T34" style:family="text">
      <style:text-properties officeooo:rsid="004c4172"/>
    </style:style>
    <style:style style:name="T35" style:family="text">
      <style:text-properties officeooo:rsid="004e271e"/>
    </style:style>
    <style:style style:name="T36"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000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Noto Sans Devanagari1"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ff8000" loext:opacity="10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style:writing-mode="lr-tb" loext:decorative="false"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solid" draw:fill-color="#b2b2b2" draw:textarea-horizontal-align="justify" draw:textarea-vertical-align="top" draw:auto-grow-height="false" fo:min-height="5.198cm" fo:min-width="15.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4"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5cm" fo:min-width="2.7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23cm" fo:min-width="2.74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5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23cm" fo:min-width="3.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8"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937cm" fo:min-width="3.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723cm" fo:min-width="3.501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1" style:family="graphic">
      <style:graphic-properties draw:stroke="solid" svg:stroke-width="0cm" svg:stroke-color="#000000" draw:marker-start="Arrow" draw:marker-start-width="0.3cm" draw:marker-start-center="false" draw:marker-end="Arrow"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6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true" draw:auto-grow-width="false" fo:min-height="1.65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14"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5"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6"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7"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8"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19"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0"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1"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94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2"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397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3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4"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3.898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5"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6.149cm" fo:min-width="3.895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6" style:family="graphic">
      <style:graphic-properties draw:stroke="solid" svg:stroke-width="0cm" svg:stroke-color="#000000" draw:marker-start="" draw:marker-start-width="0.199cm" draw:marker-start-center="false" draw:marker-end="" draw:marker-end-width="0.199cm" draw:marker-end-center="false" draw:fill="solid" draw:fill-color="#dddddd" draw:textarea-horizontal-align="justify" draw:textarea-vertical-align="top" draw:auto-grow-height="false" fo:min-height="2.05cm" fo:min-width="5.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style:style style:name="gr27" style:family="graphic">
      <style:graphic-properties draw:stroke="solid" svg:stroke-width="0cm" svg:stroke-color="#000000" draw:marker-start="" draw:marker-start-width="0.199cm" draw:marker-start-center="false" draw:marker-end="" draw:marker-end-width="0.199cm" draw:marker-end-center="false" draw:fill="solid" draw:fill-color="#b4c7dc" draw:textarea-horizontal-align="justify" draw:textarea-vertical-align="middle" draw:auto-grow-height="false" fo:min-height="0.947cm" fo:min-width="5.999cm" fo:padding-top="0.125cm" fo:padding-bottom="0.125cm" fo:padding-left="0.25cm" fo:padding-right="0.25cm" fo:wrap-option="wrap" draw:shadow="hidden" draw:shadow-offset-x="0.199cm" draw:shadow-offset-y="0.199cm" draw:shadow-color="#808080" style:writing-mode="lr-tb" loext:decorative="false"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text:span text:style-name="T1">DOCUMENT DE DÉFINITION D’</text:span>ARCHITECTURE </text:p>
      <text:table-of-content text:style-name="Sect1" text:protected="true" text:name="Table des matières1">
        <text:table-of-content-source text:outline-level="10" text:use-outline-level="false"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des matières1_Head" text:protected="true">
            <text:p text:style-name="P12">Table des matières</text:p>
          </text:index-title>
          <text:p text:style-name="P10"><text:a xlink:type="simple" xlink:href="#__RefHeading___Toc213_444752015" text:style-name="Index_20_Link" text:visited-style-name="Index_20_Link">1 Objet du document<text:tab/>3</text:a></text:p>
          <text:p text:style-name="P10"><text:a xlink:type="simple" xlink:href="#__RefHeading___Toc223_444752015" text:style-name="Index_20_Link" text:visited-style-name="Index_20_Link">2 Objectif du projet<text:tab/>3</text:a></text:p>
          <text:p text:style-name="P10"><text:a xlink:type="simple" xlink:href="#__RefHeading___Toc221_444752015" text:style-name="Index_20_Link" text:visited-style-name="Index_20_Link">3 Principes d’architecture<text:tab/>3</text:a></text:p>
          <text:p text:style-name="P10"><text:a xlink:type="simple" xlink:href="#__RefHeading___Toc219_444752015" text:style-name="Index_20_Link" text:visited-style-name="Index_20_Link">4 Architecture existante<text:tab/>3</text:a></text:p>
          <text:p text:style-name="P10"><text:a xlink:type="simple" xlink:href="#__RefHeading___Toc231_444752015" text:style-name="Index_20_Link" text:visited-style-name="Index_20_Link">5 Architecture<text:tab/>4</text:a></text:p>
          <text:p text:style-name="P11"><text:a xlink:type="simple" xlink:href="#__RefHeading___Toc225_444752015" text:style-name="Index_20_Link" text:visited-style-name="Index_20_Link">5.1 Point de vue fonctionnel<text:tab/>4</text:a></text:p>
          <text:p text:style-name="P11"><text:a xlink:type="simple" xlink:href="#__RefHeading___Toc229_444752015" text:style-name="Index_20_Link" text:visited-style-name="Index_20_Link">5.2 Point de vue lié au données<text:tab/>4</text:a></text:p>
          <text:p text:style-name="P11"><text:a xlink:type="simple" xlink:href="#__RefHeading___Toc227_444752015" text:style-name="Index_20_Link" text:visited-style-name="Index_20_Link">5.3 Point de vue technologique<text:tab/>7</text:a></text:p>
          <text:p text:style-name="P10"><text:a xlink:type="simple" xlink:href="#__RefHeading___Toc217_444752015" text:style-name="Index_20_Link" text:visited-style-name="Index_20_Link">6 Justification de l’approche architecturale<text:tab/>8</text:a></text:p>
        </text:index-body>
      </text:table-of-content>
      <text:p text:style-name="Text_20_body"/>
      <text:h text:style-name="P27" text:outline-level="1"><text:bookmark-start text:name="__RefHeading___Toc213_444752015"/>Objet du document<text:bookmark-end text:name="__RefHeading___Toc213_444752015"/></text:h>
      <text:p text:style-name="Text_20_body"/>
      <text:p text:style-name="P4"><text:tab/>Ce document permet de modéliser l’architecture qui sera réalisée par les équipes de développement. </text:p>
      <text:p text:style-name="P4">Au-delà de la modélisation graphique, il s’agit également d’énoncer les principes sur lesquels l’architecture s'appuie, de justifier cette approche architecturale, mais également d’indiquer des transitions si nécessaire.</text:p>
      <text:h text:style-name="P28" text:outline-level="1"><text:bookmark-start text:name="__RefHeading___Toc223_444752015"/>Objectif du projet<text:bookmark-end text:name="__RefHeading___Toc223_444752015"/></text:h>
      <text:p text:style-name="P1"/>
      <text:p text:style-name="P1"><text:tab/><text:span text:style-name="T2">L’objectif de la nouvelle application est de s’adapter à l’évolution du marché qui se développe vers l’international.</text:span></text:p>
      <text:p text:style-name="P7">Cette croissance implique l’implémentation de fonctionnalités sous forme d’actions utilisateurs.</text:p>
      <text:h text:style-name="P28" text:outline-level="1"><text:bookmark-start text:name="__RefHeading___Toc221_444752015"/><text:bookmark-start text:name="__RefNumPara__245_516473866"/>Principes d’architecture<text:bookmark-end text:name="__RefHeading___Toc221_444752015"/><text:bookmark-end text:name="__RefNumPara__245_516473866"/></text:h>
      <text:p text:style-name="P1"/>
      <text:p text:style-name="P1"><text:tab/><text:span text:style-name="T3">L’architecture est développée en trois composants qui constituent le cœur de l’application.</text:span></text:p>
      <text:p text:style-name="P5"><text:tab/>Notre premier constituant est le Front-end qui va contenir notre Interface Homme Machine (IHM) permettant à l’utilisateur d’effectuer les actions implémentés.</text:p>
      <text:p text:style-name="P5"><text:tab/>Ce Front-end est accompagné d’un Back-end. </text:p>
      <text:p text:style-name="P5">C’est ce dernier qui fait l’interface entre l’IHM Front et la base de données. Il gère tout l’aspect technique des requêtes transmises par le Front-end <text:span text:style-name="T34">via le protocole HTTPS</text:span>.</text:p>
      <text:p text:style-name="P5"><text:tab/>Enfin la base de données sert à contenir les informations souhaitées ainsi que de créer un serveur autorisant l’accès aux données via des requêtes Sql envoyées par le Back-end. </text:p>
      <text:h text:style-name="P28" text:outline-level="1"><text:bookmark-start text:name="__RefHeading___Toc219_444752015"/>Architecture existante<text:bookmark-end text:name="__RefHeading___Toc219_444752015"/></text:h>
      <text:p text:style-name="P1">Le projet ne s'appuie pas sur un produit existant qui serait repris puis mis à jour. Il n’y a donc pas d’architecture existante à définir.</text:p>
      <text:h text:style-name="P31" text:outline-level="1"/>
      <text:h text:style-name="P32" text:outline-level="1"><text:bookmark-start text:name="__RefHeading___Toc231_444752015"/>Architecture<text:bookmark-end text:name="__RefHeading___Toc231_444752015"/></text:h>
      <text:p text:style-name="P2"/>
      <text:p text:style-name="P2"><text:tab/><text:span text:style-name="T5">Dans cette partie nous allons détailler l’architecture de notre application sous plusieurs angles à savoir un premier fonctionnel, un second autour des données et enfin technologique.</text:span></text:p>
      <text:p text:style-name="P24"><text:span text:style-name="T33">Nous allons</text:span><text:span text:style-name="T32"> </text:span>développer une architecture orientée services <text:span text:style-name="T33">qui </text:span><text:span text:style-name="T32">permettra </text:span><text:span text:style-name="T22">d’</text:span>assurer l’utilisation de l’application à un grand nombre d’utilisateurs, <text:span text:style-name="T33">point </text:span><text:span text:style-name="T22">en accord avec la croissance à l’international de l’application</text:span>.</text:p>
      <text:h text:style-name="P33" text:outline-level="2"><text:bookmark-start text:name="__RefHeading___Toc225_444752015"/>Point de vue fonctionnel<text:bookmark-end text:name="__RefHeading___Toc225_444752015"/></text:h>
      <text:p text:style-name="P1"/>
      <text:p text:style-name="P20"><text:tab/><text:span text:style-name="T6">Les fonctionnalités se décrivent en </text:span><text:span text:style-name="T27">trois</text:span><text:span text:style-name="T6"> points à savoir la gestion de profil, la gestion de location ainsi que </text:span><text:span text:style-name="T27">l</text:span><text:span text:style-name="T28">a possibilité de</text:span><text:span text:style-name="T27"> contact</text:span><text:span text:style-name="T28">er le support</text:span><text:span text:style-name="T6">. </text:span><text:span text:style-name="T7">Elles concernent toutes l’utilisateur qui est l’élément central de l’application.</text:span></text:p>
      <text:p text:style-name="P6"><text:tab/>Notre première donne à l’utilisateur la capacité de créer, gérer et supprimer son profil. Il lui est aussi possible de rentrer en contact avec le support. </text:p>
      <text:p text:style-name="P6"><text:tab/>Notre seconde permet à l’utilisateur de rechercher selon un modèle spécifique ou par une région donnée. Il peut aussi consulter l’ensemble des agences de locations ainsi qu’afficher une offre ou y souscrire.</text:p>
      <text:p text:style-name="P6"><text:tab/><text:span text:style-name="T28">Enfin, ce même utilisateur doit pouvoir contacter le support dans le cadre de la résolution d’un problème rencontré dans le processus de réservation ou tout au long de la location.</text:span></text:p>
      <text:h text:style-name="P34" text:outline-level="2"><text:bookmark-start text:name="__RefHeading___Toc229_444752015"/>Point de vue lié au données<text:bookmark-end text:name="__RefHeading___Toc229_444752015"/></text:h>
      <text:p text:style-name="P13"/>
      <text:p text:style-name="P13"><text:tab/><text:span text:style-name="T11">L’architecture des données s’articule en plusieurs sous points </text:span><text:span text:style-name="T21">qui ensemble constituent la base de données</text:span><text:span text:style-name="T11">. </text:span></text:p>
      <text:p text:style-name="P14"><text:tab/>Tout d’abord nous avons les données relatives à <text:span text:style-name="T12">l’utilisateur</text:span> qui contienne nom, prénom, date de naissance ainsi que l’adresse.</text:p>
      <text:p text:style-name="Text_20_body"><text:span text:style-name="T11"><text:tab/>Ensuite un </text:span><text:span text:style-name="T13">véhicule</text:span><text:span text:style-name="T11"> </text:span><text:span text:style-name="T15">qui lui est associé à une catégorie, un modèle et une marque particulière.</text:span></text:p>
      <text:p text:style-name="Text_20_body"><text:span text:style-name="T15"><text:tab/>Par la suite, une </text:span><text:span text:style-name="T17">catégorie</text:span><text:span text:style-name="T19"> qui elle contient le type de véhicule ainsi que son coût journalier.</text:span></text:p>
      <text:p text:style-name="Text_20_body"><text:span text:style-name="T19"><text:tab/>Puis l’</text:span><text:span text:style-name="T17">agence</text:span><text:span text:style-name="T19"> constituée d’une adresse ainsi que de la liste des véhicules disponibles lors de la consultation du client.</text:span></text:p>
      <text:p text:style-name="Text_20_body"><text:span text:style-name="T19"><text:tab/>Pour que l’utilisateur puisse contacter le support, il est nécessaire de contenir les </text:span><text:span text:style-name="T17">messages</text:span><text:span text:style-name="T19"> en base. </text:span></text:p>
      <text:p text:style-name="P15"><text:soft-page-break/><text:span text:style-name="T18">Ces derniers seront relatifs à un ID utilisateur, </text:span><text:span text:style-name="T20">une date</text:span><text:span text:style-name="T18">, un contenu ainsi qu’un titre dans le cadre d’un contact par message non instantané.</text:span></text:p>
      <text:p text:style-name="P15"><text:span text:style-name="T18"><text:tab/>Enfin, la </text:span><text:span text:style-name="T16">location </text:span><text:span text:style-name="T18">qui contient le nom d’une ville de départ, d’une ville d’arrivée, d’une date et heure de départ, et de son équivalent pour l’arrivée, une catégorie qui lui est rattachée ainsi qu’un coût.</text:span></text:p>
      <text:p text:style-name="P15"><text:span text:style-name="T18"/></text:p>
      <text:p text:style-name="P16"><text:span text:style-name="T18"/></text:p>
      <text:p text:style-name="P36"><text:tab/>Toutes ces informations peuvent être résumées dans le schéma ci-dessous : </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draw:g text:anchor-type="paragraph" draw:z-index="1" draw:name="Objet de groupe 2" draw:style-name="gr1"><draw:custom-shape draw:style-name="gr14" draw:text-style-name="P52" svg:width="3.897cm" svg:height="1.198cm" svg:x="0cm" svg:y="-3.346cm"><text:p text:style-name="P40"><text:span text:style-name="T36">user</text:span></text:p><draw:enhanced-geometry svg:viewBox="0 0 21600 21600" draw:mirror-horizontal="false" draw:mirror-vertical="false" draw:type="rectangle" draw:enhanced-path="M 0 0 L 21600 0 21600 21600 0 21600 0 0 Z N"/></draw:custom-shape><draw:custom-shape draw:style-name="gr15" draw:text-style-name="P54" svg:width="3.895cm" svg:height="6.4cm" svg:x="0.002cm" svg:y="-2.148cm"><text:p text:style-name="P53"><text:span text:style-name="T39">id</text:span></text:p><text:p text:style-name="P53"><text:span text:style-name="T37">firstname</text:span></text:p><text:p text:style-name="P53"><text:span text:style-name="T37">lastname</text:span></text:p><text:p text:style-name="P53"><text:span text:style-name="T37">birthDate</text:span></text:p><text:p text:style-name="P53"><text:span text:style-name="T37">adress</text:span></text:p><draw:enhanced-geometry svg:viewBox="0 0 21600 21600" draw:mirror-horizontal="false" draw:mirror-vertical="false" draw:type="rectangle" draw:enhanced-path="M 0 0 L 21600 0 21600 21600 0 21600 0 0 Z N"/></draw:custom-shape><draw:custom-shape draw:style-name="gr16" draw:text-style-name="P52" svg:width="3.899cm" svg:height="1.198cm" svg:x="4.32cm" svg:y="-3.346cm"><text:p text:style-name="P40"><text:span text:style-name="T36">vehicule</text:span></text:p><draw:enhanced-geometry svg:viewBox="0 0 21600 21600" draw:mirror-horizontal="false" draw:mirror-vertical="false" draw:type="rectangle" draw:enhanced-path="M 0 0 L 21600 0 21600 21600 0 21600 0 0 Z N"/></draw:custom-shape><draw:custom-shape draw:style-name="gr17" draw:text-style-name="P54" svg:width="3.897cm" svg:height="6.4cm" svg:x="4.322cm" svg:y="-2.148cm"><text:p text:style-name="P53"><text:span text:style-name="T39">id</text:span></text:p><text:p text:style-name="P53"><text:span text:style-name="T39">category_id*</text:span></text:p><text:p text:style-name="P53"><text:span text:style-name="T37">Model</text:span></text:p><text:p text:style-name="P53"><text:span text:style-name="T37">brand</text:span></text:p><draw:enhanced-geometry svg:viewBox="0 0 21600 21600" draw:mirror-horizontal="false" draw:mirror-vertical="false" draw:type="rectangle" draw:enhanced-path="M 0 0 L 21600 0 21600 21600 0 21600 0 0 Z N"/></draw:custom-shape><draw:custom-shape draw:style-name="gr18" draw:text-style-name="P52" svg:width="3.899cm" svg:height="1.198cm" svg:x="8.64cm" svg:y="-3.346cm"><text:p text:style-name="P40"><text:span text:style-name="T36">category</text:span></text:p><draw:enhanced-geometry svg:viewBox="0 0 21600 21600" draw:mirror-horizontal="false" draw:mirror-vertical="false" draw:type="rectangle" draw:enhanced-path="M 0 0 L 21600 0 21600 21600 0 21600 0 0 Z N"/></draw:custom-shape><draw:custom-shape draw:style-name="gr19" draw:text-style-name="P54" svg:width="3.895cm" svg:height="6.4cm" svg:x="8.643cm" svg:y="-2.148cm"><text:p text:style-name="P53"><text:span text:style-name="T39">id</text:span></text:p><text:p text:style-name="P53"><text:span text:style-name="T37">type</text:span></text:p><text:p text:style-name="P53"><text:span text:style-name="T39">cost</text:span></text:p><draw:enhanced-geometry svg:viewBox="0 0 21600 21600" draw:mirror-horizontal="false" draw:mirror-vertical="false" draw:type="rectangle" draw:enhanced-path="M 0 0 L 21600 0 21600 21600 0 21600 0 0 Z N"/></draw:custom-shape><draw:custom-shape draw:style-name="gr20" draw:text-style-name="P52" svg:width="3.897cm" svg:height="1.198cm" svg:x="12.961cm" svg:y="-3.346cm"><text:p text:style-name="P40"><text:span text:style-name="T36">agency</text:span></text:p><draw:enhanced-geometry svg:viewBox="0 0 21600 21600" draw:mirror-horizontal="false" draw:mirror-vertical="false" draw:type="rectangle" draw:enhanced-path="M 0 0 L 21600 0 21600 21600 0 21600 0 0 Z N"/></draw:custom-shape><draw:custom-shape draw:style-name="gr21" draw:text-style-name="P54" svg:width="3.895cm" svg:height="6.4cm" svg:x="12.963cm" svg:y="-2.148cm"><text:p text:style-name="P53"><text:span text:style-name="T39">id</text:span></text:p><text:p text:style-name="P53"><text:span text:style-name="T37">name</text:span></text:p><text:p text:style-name="P53"><text:span text:style-name="T37">adress</text:span></text:p><text:p text:style-name="P53"><text:span text:style-name="T39">vehicules*</text:span></text:p><draw:enhanced-geometry svg:viewBox="0 0 21600 21600" draw:mirror-horizontal="false" draw:mirror-vertical="false" draw:type="rectangle" draw:enhanced-path="M 0 0 L 21600 0 21600 21600 0 21600 0 0 Z N"/></draw:custom-shape><draw:custom-shape draw:style-name="gr22" draw:text-style-name="P52" svg:width="3.899cm" svg:height="1.198cm" svg:x="17.281cm" svg:y="-3.346cm"><text:p text:style-name="P40"><text:span text:style-name="T36">message</text:span></text:p><draw:enhanced-geometry svg:viewBox="0 0 21600 21600" draw:mirror-horizontal="false" draw:mirror-vertical="false" draw:type="rectangle" draw:enhanced-path="M 0 0 L 21600 0 21600 21600 0 21600 0 0 Z N"/></draw:custom-shape><draw:custom-shape draw:style-name="gr23" draw:text-style-name="P54" svg:width="3.897cm" svg:height="6.4cm" svg:x="17.283cm" svg:y="-2.148cm"><text:p text:style-name="P53"><text:span text:style-name="T39">id</text:span></text:p><text:p text:style-name="P53"><text:span text:style-name="T39">user_id*</text:span></text:p><text:p text:style-name="P53"><text:span text:style-name="T37">content</text:span></text:p><text:p text:style-name="P53"><text:span text:style-name="T37">title</text:span></text:p><text:p text:style-name="P53"><text:span text:style-name="T37">date</text:span></text:p><draw:enhanced-geometry svg:viewBox="0 0 21600 21600" draw:mirror-horizontal="false" draw:mirror-vertical="false" draw:type="rectangle" draw:enhanced-path="M 0 0 L 21600 0 21600 21600 0 21600 0 0 Z N"/></draw:custom-shape><draw:custom-shape draw:style-name="gr24" draw:text-style-name="P52" svg:width="4.4cm" svg:height="1.198cm" svg:x="21.601cm" svg:y="-3.346cm"><text:p text:style-name="P40"><text:span text:style-name="T36">rental</text:span></text:p><draw:enhanced-geometry svg:viewBox="0 0 21600 21600" draw:mirror-horizontal="false" draw:mirror-vertical="false" draw:type="rectangle" draw:enhanced-path="M 0 0 L 21600 0 21600 21600 0 21600 0 0 Z N"/></draw:custom-shape><draw:custom-shape draw:style-name="gr25" draw:text-style-name="P54" svg:width="4.396cm" svg:height="6.4cm" svg:x="21.604cm" svg:y="-2.148cm"><text:p text:style-name="P53"><text:span text:style-name="T39">id</text:span></text:p><text:p text:style-name="P53"><text:span text:style-name="T37">DepartureCity</text:span></text:p><text:p text:style-name="P53"><text:span text:style-name="T37">ArrivalCity</text:span></text:p><text:p text:style-name="P53"><text:span text:style-name="T37">DepartureDate</text:span></text:p><text:p text:style-name="P53"><text:span text:style-name="T37">ArrivalDate</text:span></text:p><text:p text:style-name="P53"><text:span text:style-name="T39">category_id*</text:span></text:p><draw:enhanced-geometry svg:viewBox="0 0 21600 21600" draw:mirror-horizontal="false" draw:mirror-vertical="false" draw:type="rectangle" draw:enhanced-path="M 0 0 L 21600 0 21600 21600 0 21600 0 0 Z N"/></draw:custom-shape><draw:custom-shape draw:style-name="gr26" draw:text-style-name="P54" svg:width="6.501cm" svg:height="2.301cm" svg:x="0cm" svg:y="6.953cm"><text:p text:style-name="P53"><text:span text:style-name="T39">integer</text:span></text:p><text:p text:style-name="P53"><text:span text:style-name="T37">string</text:span></text:p><text:p text:style-name="P53"><text:span text:style-name="T37">Foreign key : *</text:span></text:p><draw:enhanced-geometry svg:viewBox="0 0 21600 21600" draw:mirror-horizontal="false" draw:mirror-vertical="false" draw:type="rectangle" draw:enhanced-path="M 0 0 L 21600 0 21600 21600 0 21600 0 0 Z N"/></draw:custom-shape><draw:custom-shape draw:style-name="gr27" draw:text-style-name="P52" svg:width="6.501cm" svg:height="1.198cm" svg:x="0cm" svg:y="5.754cm"><text:p text:style-name="P40"><text:span text:style-name="T36">LÉGENDE</text:span></text:p><draw:enhanced-geometry svg:viewBox="0 0 21600 21600" draw:mirror-horizontal="false" draw:mirror-vertical="false" draw:type="rectangle" draw:enhanced-path="M 0 0 L 21600 0 21600 21600 0 21600 0 0 Z N"/></draw:custom-shape></draw:g><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15"><text:span text:style-name="T18"/></text:p>
      <text:p text:style-name="P37"><text:span text:style-name="T18"/></text:p>
      <text:h text:style-name="P35" text:outline-level="2"><text:bookmark-start text:name="__RefHeading___Toc227_444752015"/><text:span text:style-name="T4">Point de vue t</text:span>echnologi<text:span text:style-name="T4">qu</text:span>e<text:bookmark-end text:name="__RefHeading___Toc227_444752015"/></text:h>
      <text:p text:style-name="P1"/>
      <text:p text:style-name="P9"><text:tab/><text:span text:style-name="T8">Avec le prisme technologique, notre architecture peut se schématiser comme </text:span><text:span text:style-name="T10">ci-dessous. </text:span></text:p>
      <text:p text:style-name="P9"><text:span text:style-name="T10">Ce schéma fait suite aux explications données dans la partie </text:span><text:span text:style-name="T10"><text:bookmark-ref text:reference-format="chapter" text:ref-name="__RefNumPara__245_516473866">3</text:bookmark-ref></text:span><text:span text:style-name="T10">.</text:span></text:p>
      <text:p text:style-name="P1"><draw:frame draw:style-name="fr1" draw:name="Cadre1" text:anchor-type="paragraph" svg:y="0.319cm" svg:width="16.004cm" draw:z-index="0"><draw:text-box fo:min-height="5.505cm"><text:p text:style-name="P3"/><text:p text:style-name="P3"/><text:p text:style-name="P3"/><text:p text:style-name="P3"/><text:p text:style-name="P3"/><text:p text:style-name="P3"/><text:p text:style-name="P3">Figure <text:sequence text:ref-name="refFigure0" text:name="Figure" text:formula="ooow:Figure+1" style:num-format="1">1</text:sequence>: Schéma de l'architecture technologique</text:p></draw:text-box></draw:frame><draw:g text:anchor-type="paragraph" draw:z-index="2" draw:name="Objet de groupe 1" draw:style-name="gr1"><draw:g draw:style-name="gr2"><draw:custom-shape draw:style-name="gr3" draw:text-style-name="P41" svg:width="16.003cm" svg:height="5.449cm" svg:x="0.499cm" svg:y="0.319cm"><text:p text:style-name="P40"><text:span text:style-name="T36">Web application</text:span></text:p><text:p text:style-name="P40"><text:span text:style-name="T36"/></text:p><draw:enhanced-geometry svg:viewBox="0 0 21600 21600" draw:mirror-horizontal="false" draw:mirror-vertical="false" draw:type="rectangle" draw:enhanced-path="M 0 0 L 21600 0 21600 21600 0 21600 0 0 Z N"/></draw:custom-shape><draw:custom-shape draw:style-name="gr4" draw:text-style-name="P42" svg:width="3.252cm" svg:height="1.186cm" svg:x="0.848cm" svg:y="1.212cm"><text:p text:style-name="P40"><text:span text:style-name="T36">Front-end</text:span></text:p><draw:enhanced-geometry svg:viewBox="0 0 21600 21600" draw:type="rectangle" draw:enhanced-path="M 0 0 L 21600 0 21600 21600 0 21600 0 0 Z N"/></draw:custom-shape><draw:custom-shape draw:style-name="gr5" draw:text-style-name="P44" svg:width="3.25cm" svg:height="2.975cm" svg:x="0.85cm" svg:y="2.397cm"><text:p text:style-name="P43"><text:span text:style-name="T37">Node</text:span></text:p><text:p text:style-name="P43"><text:span text:style-name="T37">Angular</text:span></text:p><text:p text:style-name="P43"><text:span text:style-name="T37">TalkJs</text:span></text:p><draw:enhanced-geometry svg:viewBox="0 0 21600 21600" draw:type="rectangle" draw:enhanced-path="M 0 0 L 21600 0 21600 21600 0 21600 0 0 Z N"/></draw:custom-shape><draw:custom-shape draw:style-name="gr6" draw:text-style-name="P42" svg:width="4.001cm" svg:height="1.186cm" svg:x="6.099cm" svg:y="1.212cm"><text:p text:style-name="P40"><text:span text:style-name="T36">Back-end</text:span></text:p><draw:enhanced-geometry svg:viewBox="0 0 21600 21600" draw:mirror-horizontal="false" draw:mirror-vertical="false" draw:type="rectangle" draw:enhanced-path="M 0 0 L 21600 0 21600 21600 0 21600 0 0 Z N"/></draw:custom-shape><draw:custom-shape draw:style-name="gr7" draw:text-style-name="P46" svg:width="4.003cm" svg:height="2.975cm" svg:x="6.099cm" svg:y="2.397cm"><text:p text:style-name="P45"><text:span text:style-name="T36">Maven</text:span></text:p><text:p text:style-name="P45"><text:span text:style-name="T36">Spring-boot</text:span></text:p><text:p text:style-name="P45"><text:span text:style-name="T36">Java 21</text:span></text:p><draw:enhanced-geometry svg:viewBox="0 0 21600 21600" draw:mirror-horizontal="false" draw:mirror-vertical="false" draw:type="rectangle" draw:enhanced-path="M 0 0 L 21600 0 21600 21600 0 21600 0 0 Z N"/></draw:custom-shape><draw:connector draw:style-name="gr8" draw:text-style-name="P47" draw:type="line" svg:x1="4.099cm" svg:y1="3.291cm" svg:x2="6.1cm" svg:y2="3.291cm" svg:d="M4099 3291h2001" svg:viewBox="0 0 2002 2"><text:p/></draw:connector><draw:custom-shape draw:style-name="gr9" draw:text-style-name="P42" svg:width="4.001cm" svg:height="1.188cm" svg:x="12.102cm" svg:y="1.21cm"><text:p text:style-name="P40"><text:span text:style-name="T36">Base de données</text:span></text:p><draw:enhanced-geometry svg:viewBox="0 0 21600 21600" draw:mirror-horizontal="false" draw:mirror-vertical="false" draw:type="rectangle" draw:enhanced-path="M 0 0 L 21600 0 21600 21600 0 21600 0 0 Z N"/></draw:custom-shape><draw:custom-shape draw:style-name="gr10" draw:text-style-name="P49" svg:width="4.003cm" svg:height="2.975cm" svg:x="12.1cm" svg:y="2.397cm"><text:p text:style-name="P48"><text:span text:style-name="T36">MySql</text:span></text:p><draw:enhanced-geometry svg:viewBox="0 0 21600 21600" draw:mirror-horizontal="false" draw:mirror-vertical="false" draw:type="rectangle" draw:enhanced-path="M 0 0 L 21600 0 21600 21600 0 21600 0 0 Z N"/></draw:custom-shape><draw:connector draw:style-name="gr11" draw:text-style-name="P47" draw:type="line" svg:x1="10.102cm" svg:y1="3.291cm" svg:x2="12.1cm" svg:y2="3.291cm" svg:d="M10102 3291h1998" svg:viewBox="0 0 2000 2"><text:p/></draw:connector></draw:g><draw:frame draw:style-name="gr12" draw:text-style-name="P51" svg:width="2.001cm" svg:height="1.906cm" svg:x="4.099cm" svg:y="2.3cm"><draw:text-box><text:p text:style-name="P50"><text:span text:style-name="T38">https</text:span></text:p></draw:text-box></draw:frame><draw:frame draw:style-name="gr13" draw:text-style-name="P51" svg:width="1.999cm" svg:height="1.906cm" svg:x="10.1cm" svg:y="2.3cm"><draw:text-box><text:p text:style-name="P50"><text:span text:style-name="T38">https</text:span></text:p></draw:text-box></draw:frame></draw:g></text:p>
      <text:h text:style-name="P30" text:outline-level="1"/>
      <text:p text:style-name="P8"/>
      <text:p text:style-name="P8"/>
      <text:p text:style-name="P8"/>
      <text:p text:style-name="P8"/>
      <text:p text:style-name="P8"/>
      <text:p text:style-name="P8"/>
      <text:p text:style-name="P1"><text:span text:style-name="T9"><text:tab/></text:span>Le Front-end repose sur <text:span text:style-name="T29">trois</text:span> éléments clés : Node.js, utilisé pour l'installation et la compilation de l'application, Angular, un framework permettant de concevoir l'interface utilisateur (IHM) de l'application, <text:span text:style-name="T29">et TalkJs, </text:span><text:span text:style-name="T30">une API pré-construite implémentant une fonctionnalité de chat en ligne.</text:span></text:p>
      <text:p text:style-name="P17"><text:span text:style-name="T30">Le Front-end</text:span> sera une Single Page Application (SPA) ce qui permettra d’avoir une interface légère et rapide favorisant l’utilisation de cette dernière.</text:p>
      <text:p text:style-name="P1"><text:tab/><text:span text:style-name="T8">Le back-end s’articule </text:span><text:span text:style-name="T22">lui </text:span><text:span text:style-name="T8">en trois composants : Maven, utilisé pour l’installation et la compilation de l’application, Spring-boot, un framework permettant de concevoir l’API back-end, et Java, le langage de programmation.</text:span></text:p>
      <text:p text:style-name="P1"><text:tab/><text:span text:style-name="T8">Enfin notre base de données utilise MySql pour gérer l’ensemble des données de l’application.</text:span></text:p>
      <text:p text:style-name="P17"/>
      <text:p text:style-name="P17"><text:tab/><text:span text:style-name="T35">Notre application sera </text:span>régit par le Règlement Général de Protection des Données (RGPD) permettant ainsi à l’utilisateur de garder le contrôle de ses données personnelles.</text:p>
      <text:p text:style-name="P39">De ce fait, l’ensemble des échanges de données entre le front &amp; back ou back &amp; base de données se feront via le protocole sécurisé HTTPS.</text:p>
      <text:p text:style-name="P18"><text:tab/><text:span text:style-name="T23">Pour finir, le développement des deux composantes sera régit par la bonne pratique Modèle Vue Contrôleur (MVC) pour améliorer la maintenabilité de l’application. </text:span></text:p>
      <text:p text:style-name="P19">Avec le même prisme, les principes S.O.L.I.D. rendront le code plus compréhensible.</text:p>
      <text:h text:style-name="P29" text:outline-level="1"><text:bookmark-start text:name="__RefHeading___Toc217_444752015"/>Justification de l’approche architecturale<text:bookmark-end text:name="__RefHeading___Toc217_444752015"/></text:h>
      <text:p text:style-name="P1"/>
      <text:p text:style-name="P21"><text:span text:style-name="T24"><text:tab/>L’</text:span><text:span text:style-name="T25">utilisation de l’API TalkJs va venir dé-risquer la complexité à créer un chat en ligne pour combler le besoin client sur la possibilité de contact avec le support.</text:span></text:p>
      <text:p text:style-name="P25">Indépendamment des autres, chaque brique logicielle est reconnue et dispose d’une large communauté active qui permettrait de venir pallier à un potentiel blocage rencontré lors du développement de l’application.</text:p>
      <text:p text:style-name="P23"><text:span text:style-name="T26">Avec le respect des bonnes pratiques M.V.C. et S.O.L.I.D., l’architecture développée permettra de répondre </text:span><text:span text:style-name="T24">à l’évolution croissante du marché international de l’application </text:span><text:span text:style-name="T14">Your Car Your Way</text:span><text:span text:style-name="T24"> </text:span><text:span text:style-name="T25">puisque </text:span><text:span text:style-name="T31">cette dernière est la base architecturale de plusieurs modèles comme par exemple l’architecture orientée service ou encore client-serveur.</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Norm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2T12:08:32.573269838</meta:creation-date>
    <dc:date>2025-01-20T16:17:36.928351433</dc:date>
    <meta:editing-duration>PT4H54M35S</meta:editing-duration>
    <meta:editing-cycles>46</meta:editing-cycles>
    <meta:generator>LibreOffice/24.2.7.2$Linux_X86_64 LibreOffice_project/420$Build-2</meta:generator>
    <meta:print-date>2025-01-20T10:39:26.470199571</meta:print-date>
    <meta:printed-by>Fichiers PDF</meta:printed-by>
    <meta:document-statistic meta:table-count="0" meta:image-count="0" meta:object-count="0" meta:page-count="8" meta:paragraph-count="59" meta:word-count="954" meta:character-count="6352" meta:non-whitespace-character-count="5430"/>
  </office:meta>
</office:document-meta>
</file>